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a4f14" officeooo:paragraph-rsid="001a4f14"/>
    </style:style>
    <style:style style:name="P2" style:family="paragraph" style:parent-style-name="Preformatted_20_Text">
      <style:text-properties officeooo:rsid="001a7307" officeooo:paragraph-rsid="001a7307"/>
    </style:style>
    <style:style style:name="P3" style:family="paragraph" style:parent-style-name="Preformatted_20_Text">
      <style:text-properties officeooo:rsid="001a80f2" officeooo:paragraph-rsid="001a80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y</text:p>
      <text:p text:style-name="P1">Test office</text:p>
      <text:p text:style-name="P3">cooooooonf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2T20:09:05.754622264</dc:date>
    <meta:editing-duration>PT2M28S</meta:editing-duration>
    <meta:editing-cycles>3</meta:editing-cycles>
    <meta:generator>LibreOffice/5.1.6.2$Linux_x86 LibreOffice_project/10m0$Build-2</meta:generator>
    <meta:document-statistic meta:table-count="0" meta:image-count="0" meta:object-count="0" meta:page-count="1" meta:paragraph-count="3" meta:word-count="4" meta:character-count="24" meta:non-whitespace-character-count="23"/>
  </office:meta>
</office:document-meta>
</file>